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10-22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6-06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5-03-03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10-03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9-3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6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1-3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2-05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1-0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8-3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6-02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3-03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1-03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9-08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7-27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6-08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4-01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1-3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0-1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9-15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5-14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3-09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094254545455" calcext:value-type="float">
            <text:p>1.860942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57489655172" calcext:value-type="float">
            <text:p>2.011574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63128" calcext:value-type="float">
            <text:p>2.09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249048275862" calcext:value-type="float">
            <text:p>2.032490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31668965517" calcext:value-type="float">
            <text:p>2.008316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8208" calcext:value-type="float">
            <text:p>1.96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063931034483" calcext:value-type="float">
            <text:p>1.83063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4848" calcext:value-type="float">
            <text:p>1.69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38179310345" calcext:value-type="float">
            <text:p>1.688381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833485714286" calcext:value-type="float">
            <text:p>1.80833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350219354839" calcext:value-type="float">
            <text:p>1.79350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590812903226" calcext:value-type="float">
            <text:p>1.8459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8728" calcext:value-type="float">
            <text:p>1.8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9264" calcext:value-type="float">
            <text:p>1.87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39608" calcext:value-type="float">
            <text:p>2.07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868090322581" calcext:value-type="float">
            <text:p>2.1786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53716129032" calcext:value-type="float">
            <text:p>1.9995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26096" calcext:value-type="float">
            <text:p>2.03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91295483871" calcext:value-type="float">
            <text:p>1.9091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536141935484" calcext:value-type="float">
            <text:p>1.94536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80342857143" calcext:value-type="float">
            <text:p>2.18280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75432258065" calcext:value-type="float">
            <text:p>2.20075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254116129032" calcext:value-type="float">
            <text:p>2.4125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76689655172" calcext:value-type="float">
            <text:p>2.404766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436877419355" calcext:value-type="float">
            <text:p>2.43436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56784" calcext:value-type="float">
            <text:p>3.0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51664516129" calcext:value-type="float">
            <text:p>2.745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00903225806" calcext:value-type="float">
            <text:p>2.43200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56088" calcext:value-type="float">
            <text:p>2.30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45612903226" calcext:value-type="float">
            <text:p>2.4204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5816" calcext:value-type="float">
            <text:p>2.31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80825806452" calcext:value-type="float">
            <text:p>2.4848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055742857143" calcext:value-type="float">
            <text:p>2.50055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04774193548" calcext:value-type="float">
            <text:p>2.4590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5288" calcext:value-type="float">
            <text:p>2.5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524" calcext:value-type="float">
            <text:p>2.5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569290322581" calcext:value-type="float">
            <text:p>2.6556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66488" calcext:value-type="float">
            <text:p>3.00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73625806452" calcext:value-type="float">
            <text:p>3.0517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1883870968" calcext:value-type="float">
            <text:p>3.0967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58368" calcext:value-type="float">
            <text:p>2.60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294606451613" calcext:value-type="float">
            <text:p>2.3829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02288" calcext:value-type="float">
            <text:p>2.4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04438709677" calcext:value-type="float">
            <text:p>2.3830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627228571429" calcext:value-type="float">
            <text:p>2.39627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97612903226" calcext:value-type="float">
            <text:p>2.3899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2756" calcext:value-type="float">
            <text:p>2.49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477986206896" calcext:value-type="float">
            <text:p>2.53477986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25627586207" calcext:value-type="float">
            <text:p>2.602256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123" calcext:value-type="float">
            <text:p>2.8891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341986206897" calcext:value-type="float">
            <text:p>3.083419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473848275862" calcext:value-type="float">
            <text:p>3.25473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268855172414" calcext:value-type="float">
            <text:p>2.802688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802914285714" calcext:value-type="float">
            <text:p>2.62802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1636" calcext:value-type="float">
            <text:p>2.4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06666666667" calcext:value-type="float">
            <text:p>2.52306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7606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3048" calcext:value-type="float">
            <text:p>2.6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98" meta:object-count="0"/>
    <meta:user-defined meta:name="AppVersion">3.0</meta:user-defined>
  </office:meta>
</office:document-meta>
</file>